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3">
        <text:h text:style-name="Heading_20_4" text:outline-level="4">Undo:</text:h>
        <text:p text:style-name="Textkörper_20_Einrückung_20_Xaver">Es können Aktionen rückgängig gemacht werden, solange nur ein Textbereich bearbeitet wurde. Mit Wechsel in einen anderen Bereich oder einer anderen Nutzung von Organon, wird der geänderte Text gespeichert und der UndoManager zurückgesetzt, so dass keine Aktion mehr zurückgesetzt werden kann.</text:p>
        <text:p text:style-name="Textkörper_20_Einrückung_20_Xaver">Vorläufig gibt es noch keinen Versionsmanager, mit dem auf ältere Versionen des Textes zurückgegriffen werden kan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Xaver" style:display-name="Textkörper Einrückung Xaver" style:family="paragraph" style:parent-style-name="Text_20_body_20_indent" style:class="text">
      <style:paragraph-properties fo:line-height="150%"/>
      <style:text-properties style:font-name="Times New Roman1"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3" meta:word-count="58" meta:character-count="412"/>
    <dc:date>2014-06-23T14:26:14.85</dc:date>
    <meta:editing-duration>P0D</meta:editing-duration>
    <meta:editing-cycles>1</meta:editing-cycles>
    <meta:generator>OpenOffice/4.1.0$Win32 OpenOffice.org_project/410m18$Build-9764</meta:generator>
  </office:meta>
</office:document-meta>
</file>